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1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1YR_C11016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Family households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Family households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Family households: - 2-person household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Family households: - 2-person household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Family households: - 3-person household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Family households: - 3-person household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Family households: - 4-person household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Family households: - 4-person household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Family households: - 5-or-more person household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Family households: - 5-or-more person household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Nonfamily households: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Nonfamily households: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Nonfamily households: - 1-person househol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Nonfamily households: - 1-person househol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Nonfamily households: - 2-person household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Nonfamily households: - 2-person household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Nonfamily households: - 3-person household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Nonfamily households: - 3-person household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Nonfamily households: - 4-person household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Nonfamily households: - 4-person household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Nonfamily households: - 5-or-more person household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Nonfamily households: - 5-or-more person house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/6.0.7.3$Linux_X86_64 LibreOffice_project/00m0$Build-3</meta:generator>
  </office:meta>
</office:document-meta>
</file>